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24c8" officeooo:paragraph-rsid="000224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1]install -y nginx</text:p>
      <text:p text:style-name="P1">[2]lsof -i:80</text:p>
      <text:p text:style-name="P1">[3]kill <text:s/>占用80端口的进程</text:p>
      <text:p text:style-name="P1">[4]nginx conf在/etc/nginx/nginx.conf</text:p>
      <text:p text:style-name="P1">[5]index.html在/usr/share/nginx/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8:00:45.183006555</meta:creation-date>
    <dc:date>2017-05-18T18:03:46.950138717</dc:date>
    <meta:editing-duration>P0D</meta:editing-duration>
    <meta:editing-cycles>1</meta:editing-cycles>
    <meta:document-statistic meta:table-count="0" meta:image-count="0" meta:object-count="0" meta:page-count="1" meta:paragraph-count="5" meta:word-count="21" meta:character-count="120" meta:non-whitespace-character-count="114"/>
    <meta:generator>LibreOffice/4.2.8.2$Linux_X86_64 LibreOffice_project/420m0$Build-2</meta:generator>
  </office:meta>
</office:document-meta>
</file>